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Ubuntu1" svg:font-family="Ubuntu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72953" draw:opacity="50%" draw:textarea-horizontal-align="justify" draw:textarea-vertical-align="middle" draw:auto-grow-height="false" fo:min-height="4.834cm" fo:min-width="17.284cm" draw:shadow-opacity="50%"/>
    </style:style>
    <style:style style:name="gr2" style:family="graphic" style:parent-style-name="standard">
      <style:graphic-properties draw:fill-color="#333333" draw:textarea-horizontal-align="justify" draw:textarea-vertical-align="middle" draw:auto-grow-height="false" fo:min-height="12.59cm" fo:min-width="2.8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marker-start="Arrow" draw:marker-start-width="0.3cm" draw:textarea-vertical-align="middle"/>
    </style:style>
    <style:style style:name="gr5" style:family="graphic" style:parent-style-name="standard">
      <style:graphic-properties draw:fill-color="#aea79f" draw:textarea-horizontal-align="justify" draw:textarea-vertical-align="middle" draw:auto-grow-height="false" fo:min-height="1.194cm" fo:min-width="16.844cm"/>
    </style:style>
    <style:style style:name="gr6" style:family="graphic" style:parent-style-name="standard">
      <style:graphic-properties draw:fill-color="#dd4814" draw:opacity="50%" draw:textarea-horizontal-align="justify" draw:textarea-vertical-align="middle" draw:auto-grow-height="false" fo:min-height="7.278cm" fo:min-width="17.228cm" draw:shadow-opacity="50%"/>
    </style:style>
    <style:style style:name="gr7" style:family="graphic" style:parent-style-name="standard">
      <style:graphic-properties draw:fill-color="#aea79f" draw:textarea-horizontal-align="justify" draw:textarea-vertical-align="middle" draw:auto-grow-height="false" fo:min-height="4.082cm" fo:min-width="16.53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772953" draw:opacity="5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333333"/>
      <style:paragraph-properties fo:text-align="center"/>
      <style:text-properties style:font-name="Ubuntu1" fo:font-size="18pt" style:font-size-asian="18pt" style:font-size-complex="18pt"/>
    </style:style>
    <style:style style:name="P4" style:family="paragraph">
      <loext:graphic-properties draw:fill="none"/>
      <style:paragraph-properties fo:text-align="center"/>
      <style:text-properties style:font-name="Ubuntu1" fo:font-size="18pt" style:font-size-asian="18pt" style:font-size-complex="18pt"/>
    </style:style>
    <style:style style:name="P5" style:family="paragraph">
      <style:paragraph-properties fo:text-align="center"/>
      <style:text-properties style:font-name="Ubuntu1" fo:font-size="18pt" style:font-size-asian="18pt" style:font-size-complex="18pt"/>
    </style:style>
    <style:style style:name="P6" style:family="paragraph">
      <loext:graphic-properties draw:fill-color="#aea79f"/>
      <style:paragraph-properties fo:text-align="center"/>
      <style:text-properties style:font-name="Ubuntu" fo:font-size="18pt" style:font-size-asian="18pt" style:font-size-complex="18pt"/>
    </style:style>
    <style:style style:name="P7" style:family="paragraph">
      <loext:graphic-properties draw:fill-color="#dd4814" draw:opacity="50%"/>
      <style:paragraph-properties fo:text-align="center"/>
    </style:style>
    <style:style style:name="P8" style:family="paragraph">
      <loext:graphic-properties draw:fill-color="#aea79f"/>
      <style:paragraph-properties fo:text-align="center"/>
      <style:text-properties style:font-name="Ubuntu"/>
    </style:style>
    <style:style style:name="P9" style:family="paragraph">
      <loext:graphic-properties draw:fill="none" draw:fill-color="#ffffff"/>
      <style:text-properties style:font-name="Ubuntu1" fo:font-size="18pt" style:font-size-asian="18pt" style:font-size-complex="18pt"/>
    </style:style>
    <style:style style:name="T1" style:family="text">
      <style:text-properties style:font-name="Ubuntu1" fo:font-size="18pt" style:font-size-asian="18pt" style:font-size-complex="18pt"/>
    </style:style>
    <style:style style:name="T2" style:family="text">
      <style:text-properties style:font-name="Ubuntu" fo:font-size="18pt" style:font-size-asian="18pt" style:font-size-complex="18pt"/>
    </style:style>
    <style:style style:name="T3" style:family="text">
      <style:text-properties style:font-name="Ubuntu" fo:font-size="18pt" fo:font-style="italic" fo:font-weight="bold" style:font-size-asian="18pt" style:font-size-complex="18pt"/>
    </style:style>
    <style:style style:name="T4" style:family="text">
      <style:text-properties style:font-name="Ubuntu"/>
    </style:style>
    <style:style style:name="T5" style:family="text">
      <style:text-properties style:font-name="Ubuntu" fo:font-size="18pt" fo:font-style="normal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7.9cm" svg:height="5.2cm" svg:x="9.3cm" svg:y="2cm">
          <text:p text:style-name="P2"/>
          <draw:enhanced-geometry svg:viewBox="0 0 21600 21600" draw:path-stretchpoint-x="10800" draw:path-stretchpoint-y="10800" draw:text-areas="?f3 ?f4 ?f5 ?f6" draw:type="round-rectangle" draw:modifiers="825.0758341759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7cm" svg:height="13.2cm" svg:x="2.4cm" svg:y="2.1cm">
          <text:p text:style-name="P2"><text:span text:style-name="T1">Device</text:span></text:p>
          <text:p text:style-name="P2"><text:span text:style-name="T1">Mana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6.1cm" svg:y1="3.2cm" svg:x2="9.5cm" svg:y2="3.2cm">
          <text:p text:style-name="P2"><text:span text:style-name="T1">1</text:span></text:p>
          <text:p text:style-name="P2"><text:span text:style-name="T1"/></text:p>
        </draw:line>
        <draw:line draw:style-name="gr4" draw:text-style-name="P2" draw:layer="layout" svg:x1="6.1cm" svg:y1="6.1cm" svg:x2="9.5cm" svg:y2="6.1cm">
          <text:p text:style-name="P2"><text:span text:style-name="T1">2</text:span></text:p>
          <text:p text:style-name="P2"/>
        </draw:line>
        <draw:line draw:style-name="gr4" draw:text-style-name="P5" draw:layer="layout" svg:x1="1.9cm" svg:y1="14.995cm" svg:x2="1.9cm" svg:y2="2.274cm">
          <text:p text:style-name="P2"><text:span text:style-name="T1">Time</text:span></text:p>
          <text:p text:style-name="P2"><text:span text:style-name="T1"/></text:p>
        </draw:line>
        <draw:custom-shape draw:style-name="gr5" draw:text-style-name="P6" draw:layer="layout" svg:width="17.5cm" svg:height="1.6cm" svg:x="9.501cm" svg:y="5.301cm">
          <text:p><text:span text:style-name="T2">emit </text:span><text:span text:style-name="T3">autoDevicesAppeared </text:span><text:span text:style-name="T2">(...)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17.9cm" svg:height="7.7cm" svg:x="9.301cm" svg:y="7.601cm">
          <text:p/>
          <draw:enhanced-geometry svg:viewBox="0 0 21600 21600" draw:path-stretchpoint-x="10800" draw:path-stretchpoint-y="10800" draw:text-areas="?f3 ?f4 ?f5 ?f6" draw:type="round-rectangle" draw:modifiers="825.0758341759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17.5cm" svg:height="4.8cm" svg:x="9.501cm" svg:y="7.801cm">
          <text:p><text:span text:style-name="T4">DeviceSetupStatus </text:span><text:span text:style-name="T3">setupDevice </text:span><text:span text:style-name="T4">(Device *device)</text:span></text:p>
          <text:p><text:span text:style-name="T4"/></text:p>
          <text:p><text:span text:style-name="T4">…</text:span></text:p>
          <text:p><text:span text:style-name="T4"/></text:p>
          <text:p><text:span text:style-name="T4">return </text:span><text:span text:style-name="T3">DeviceSetupSucc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6.101cm" svg:y1="8.801cm" svg:x2="9.501cm" svg:y2="8.801cm">
          <text:p text:style-name="P2"><text:span text:style-name="T1">3</text:span></text:p>
          <text:p text:style-name="P2"><text:span text:style-name="T1"/></text:p>
        </draw:line>
        <draw:line draw:style-name="gr4" draw:text-style-name="P2" draw:layer="layout" svg:x1="6.101cm" svg:y1="11.601cm" svg:x2="9.501cm" svg:y2="11.601cm">
          <text:p text:style-name="P2"><text:span text:style-name="T1">4</text:span></text:p>
          <text:p text:style-name="P2"/>
        </draw:line>
        <draw:line draw:style-name="gr3" draw:text-style-name="P4" draw:layer="layout" svg:x1="6.101cm" svg:y1="14.301cm" svg:x2="9.501cm" svg:y2="14.301cm">
          <text:p text:style-name="P2"><text:span text:style-name="T1">5</text:span></text:p>
          <text:p text:style-name="P2"><text:span text:style-name="T1"/></text:p>
        </draw:line>
        <draw:custom-shape draw:style-name="gr5" draw:text-style-name="P6" draw:layer="layout" svg:width="17.5cm" svg:height="1.6cm" svg:x="9.502cm" svg:y="13.502cm">
          <text:p><text:span text:style-name="T2">void </text:span><text:span text:style-name="T3">postSetupDevice </text:span><text:span text:style-name="T2">(Device *device)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7.5cm" svg:height="1.6cm" svg:x="9.502cm" svg:y="2.302cm">
          <text:p><text:span text:style-name="T2">void </text:span><text:span text:style-name="T3">startMonitoringAutoDevices </text:span><text:span text:style-name="T5">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9" draw:layer="layout" svg:width="7.047cm" svg:height="0.967cm" svg:x="14.7cm" svg:y="4.1cm">
          <draw:text-box>
            <text:p><text:span text:style-name="T1">...searching for devic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Ubuntu1" svg:font-family="Ubuntu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imon Stürz</meta:initial-creator>
    <meta:creation-date>2016-03-17T10:58:14.027206761</meta:creation-date>
    <dc:date>2016-03-17T18:07:45.072061767</dc:date>
    <dc:creator>Simon Stürz</dc:creator>
    <meta:editing-duration>PT29M44S</meta:editing-duration>
    <meta:editing-cycles>16</meta:editing-cycles>
    <meta:generator>LibreOffice/5.0.5.2$Linux_X86_64 LibreOffice_project/00m0$Build-2</meta:generator>
    <meta:document-statistic meta:object-count="14"/>
  </office:meta>
</office:document-meta>
</file>